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6.006cm"/>
    </style:style>
    <style:style style:name="Таблица1.B" style:family="table-column">
      <style:table-column-properties style:column-width="11.00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8eac" officeooo:paragraph-rsid="000a8eac"/>
    </style:style>
    <style:style style:name="P2" style:family="paragraph" style:parent-style-name="Table_20_Contents">
      <style:text-properties officeooo:rsid="000c3e8c" officeooo:paragraph-rsid="000c3e8c"/>
    </style:style>
    <style:style style:name="P3" style:family="paragraph" style:parent-style-name="Table_20_Contents">
      <style:text-properties officeooo:rsid="000d14f4" officeooo:paragraph-rsid="000d14f4"/>
    </style:style>
    <style:style style:name="P4" style:family="paragraph" style:parent-style-name="Table_20_Contents">
      <style:text-properties officeooo:rsid="000df187" officeooo:paragraph-rsid="000df187"/>
    </style:style>
    <style:style style:name="T1" style:family="text">
      <style:text-properties fo:color="#3465a4"/>
    </style:style>
    <style:style style:name="T2" style:family="text">
      <style:text-properties fo:color="#3465a4" officeooo:rsid="000c3e8c"/>
    </style:style>
    <style:style style:name="T3" style:family="text">
      <style:text-properties fo:color="#4e9a06"/>
    </style:style>
    <style:style style:name="T4" style:family="text">
      <style:text-properties fo:color="#4e9a06" officeooo:rsid="000df187"/>
    </style:style>
    <style:style style:name="T5" style:family="text">
      <style:text-properties fo:color="#204a87"/>
    </style:style>
    <style:style style:name="T6" style:family="text">
      <style:text-properties fo:color="#204a87" officeooo:rsid="000df187"/>
    </style:style>
    <style:style style:name="T7" style:family="text">
      <style:text-properties officeooo:rsid="000df1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T1">&lt;svg </text:span>width=“<text:span text:style-name="T3">540</text:span>“ height=“<text:span text:style-name="T3">290</text:span>“<text:span text:style-name="T2">&gt;</text:span></text:p>
          </table:table-cell>
          <table:table-cell table:style-name="Таблица1.B1" office:value-type="string">
            <text:p text:style-name="P2">Это подсказка, чтобы вы знали, какой ширины и высоты <text:span text:style-name="T7">все</text:span> поле</text:p>
          </table:table-cell>
        </table:table-row>
        <table:table-row>
          <table:table-cell table:style-name="Таблица1.A2" office:value-type="string">
            <text:p text:style-name="P2"><text:span text:style-name="T5">&lt;rect </text:span>width=“<text:span text:style-name="T3">540</text:span>“ height =“<text:span text:style-name="T3">100</text:span>“ y=“<text:span text:style-name="T3">...</text:span>“ fill=“<text:span text:style-name="T3">yellow</text:span>“ <text:span text:style-name="T5">/&gt;</text:span></text:p>
          </table:table-cell>
          <table:table-cell table:style-name="Таблица1.B2" office:value-type="string">
            <text:p text:style-name="P3">Желтый прямоугольник</text:p>
          </table:table-cell>
        </table:table-row>
        <table:table-row>
          <table:table-cell table:style-name="Таблица1.A2" office:value-type="string">
            <text:p text:style-name="P3"><text:span text:style-name="T5">&lt;polygon</text:span> points=“<text:span text:style-name="T3">90,240 230,70, </text:span><text:span text:style-name="T4">380,240</text:span>“ <text:span text:style-name="T7">fill=“goldenrod“ </text:span><text:span text:style-name="T6">/&gt;</text:span></text:p>
          </table:table-cell>
          <table:table-cell table:style-name="Таблица1.B2" office:value-type="string">
            <text:p text:style-name="P4">Большой треугольник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8:05:52.527992960</meta:creation-date>
    <dc:date>2018-02-27T08:19:21.616978617</dc:date>
    <meta:editing-duration>PT17S</meta:editing-duration>
    <meta:editing-cycles>1</meta:editing-cycles>
    <meta:document-statistic meta:table-count="1" meta:image-count="0" meta:object-count="0" meta:page-count="1" meta:paragraph-count="6" meta:word-count="31" meta:character-count="246" meta:non-whitespace-character-count="221"/>
    <meta:generator>LibreOffice/5.4.4.2$Linux_X86_64 LibreOffice_project/40m0$Build-2</meta:generator>
  </office:meta>
</office:document-meta>
</file>